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8pt" style:font-size-asian="18pt" style:font-size-complex="18pt"/>
    </style:style>
    <style:style style:name="P3" style:family="paragraph" style:parent-style-name="Standard">
      <style:text-properties style:font-name="Tino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no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nos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no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O Senhor está levantando um grande exercícito(Povo de guerra)</text:p>
      <text:p text:style-name="P1"/>
      <text:p text:style-name="P1"><text:span text:style-name="T1">tom:</text:span> Dm</text:p>
      <text:p text:style-name="P1"/>
      <text:p text:style-name="P1"><text:span text:style-name="T1">intro:</text:span> <text:s/>Dm Bb G Am Dm <text:s text:c="2"/>A# A</text:p>
      <text:p text:style-name="P1"/>
      <text:p text:style-name="P3">Dm<text:tab/><text:tab/><text:tab/><text:tab/><text:tab/> <text:s text:c="2"/>Bb</text:p>
      <text:p text:style-name="P5">O Senhor está levantando um grande exército</text:p>
      <text:p text:style-name="P3">Gm<text:tab/><text:tab/><text:tab/>Am<text:tab/> <text:tab/><text:tab/>Dm <text:s text:c="8"/>A# <text:s/>A</text:p>
      <text:p text:style-name="P5">Um povo de guerra capaz de vencer o inimigo</text:p>
      <text:p text:style-name="P4">Dm<text:tab/><text:tab/><text:tab/><text:tab/><text:tab/> <text:s text:c="6"/>Bb</text:p>
      <text:p text:style-name="P5">Ele já preparou para nós todo Seu armamento</text:p>
      <text:p text:style-name="P6">Gm<text:tab/><text:tab/><text:tab/>A <text:s/><text:tab/><text:tab/>Dm <text:s text:c="2"/><text:tab/> <text:s text:c="4"/>A# <text:s/>A</text:p>
      <text:p text:style-name="P5">Que nos capacita a vencer na terra e céu</text:p>
      <text:p text:style-name="P6">Dm<text:tab/><text:tab/><text:tab/><text:tab/><text:tab/><text:tab/>Bb</text:p>
      <text:p text:style-name="P5">Nossa luta na verdade não é contra carne ou sangue</text:p>
      <text:p text:style-name="P3">Gm<text:tab/><text:tab/><text:tab/><text:tab/>A<text:tab/><text:tab/>Dm</text:p>
      <text:p text:style-name="P5">Mas contra os principados e dominadores do mal</text:p>
      <text:p text:style-name="P5"/>
      <text:p text:style-name="P5"/>
      <text:p text:style-name="P3">Bb<text:tab/><text:tab/><text:tab/>C<text:tab/><text:tab/> <text:s text:c="5"/>F</text:p>
      <text:p text:style-name="P5">E Ele não será derrotado pelo inimigo</text:p>
      <text:p text:style-name="P3"><text:tab/><text:tab/><text:tab/>D<text:tab/> <text:s text:c="4"/><text:tab/>Gm</text:p>
      <text:p text:style-name="P5">Toda arma contra a igreja irá perecer</text:p>
      <text:p text:style-name="P3"><text:tab/><text:tab/>A <text:s text:c="3"/><text:tab/> <text:s text:c="15"/>Dm <text:s/>D</text:p>
      <text:p text:style-name="P5">Nos últimos dias o Senhor virá</text:p>
      <text:p text:style-name="P3">Bb<text:tab/><text:tab/><text:tab/> <text:s text:c="5"/>C<text:tab/><text:tab/><text:tab/> <text:s text:c="3"/>F<text:tab/></text:p>
      <text:p text:style-name="P5">Virá para reinar com aqueles que viveram em guerra</text:p>
      <text:p text:style-name="P3"><text:tab/><text:tab/><text:tab/> <text:s/>D<text:tab/><text:tab/> <text:s text:c="2"/>Gm</text:p>
      <text:p text:style-name="P5">Que gastaram os seus dias servindo a Deus</text:p>
      <text:p text:style-name="P3"><text:tab/><text:tab/>A<text:tab/><text:tab/> <text:s/>Dm <text:s/>D</text:p>
      <text:p text:style-name="P5">Fazendo em tudo a vontade do P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20:39:55</meta:creation-date>
    <dc:date>2016-04-27T10:27:13</dc:date>
    <meta:editing-duration>PT58M13S</meta:editing-duration>
    <meta:editing-cycles>8</meta:editing-cycles>
    <meta:generator>OpenOffice/4.1.2$Linux OpenOffice.org_project/412m3$Build-9782</meta:generator>
    <meta:document-statistic meta:table-count="0" meta:image-count="0" meta:object-count="0" meta:page-count="1" meta:paragraph-count="27" meta:word-count="149" meta:character-count="793"/>
  </office:meta>
</office:document-meta>
</file>